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73.56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64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8.76pt" svg:height="328.28pt" svg:x="38.83pt" svg:y="79.06pt">
            <loext:p draw:notify-on-update-of-ranges="Sheet1.J1:Sheet1.O1 Sheet1.I6:Sheet1.I6 Sheet1.J6:Sheet1.O6 Sheet1.I13:Sheet1.I13 Sheet1.J13:Sheet1.O13 Sheet1.I20:Sheet1.I20 Sheet1.J20:Sheet1.O20 Sheet1.I27:Sheet1.I27 Sheet1.J27:Sheet1.O2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55.99pt" svg:height="347.87pt" svg:x="435.6pt" svg:y="106.92pt">
            <loext:p draw:notify-on-update-of-ranges="Sheet1.I33:Sheet1.I36 Sheet1.J32:Sheet1.J32 Sheet1.J33:Sheet1.J36 Sheet1.K32:Sheet1.K32 Sheet1.K33:Sheet1.K36 Sheet1.L32:Sheet1.L32 Sheet1.L33:Sheet1.L36 Sheet1.M32:Sheet1.M32 Sheet1.M33:Sheet1.M36 Sheet1.N32:Sheet1.N32 Sheet1.N33:Sheet1.N36 Sheet1.O32:Sheet1.O32 Sheet1.O33:Sheet1.O3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encoding_name</text:p>
          </table:table-cell>
          <table:table-cell office:value-type="string" calcext:value-type="string">
            <text:p>fname</text:p>
          </table:table-cell>
          <table:table-cell office:value-type="string" calcext:value-type="string">
            <text:p>auc</text:p>
          </table:table-cell>
          <table:table-cell table:number-columns-repeated="5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nasal</text:p>
          </table:table-cell>
          <table:table-cell office:value-type="float" office:value="0.721527778" calcext:value-type="float">
            <text:p>0.721527778</text:p>
          </table:table-cell>
          <table:table-cell table:number-columns-repeated="4"/>
          <table:table-cell office:value-type="string" calcext:value-type="string">
            <text:p>phones_dictio_5</text:p>
          </table:table-cell>
          <table:table-cell office:value-type="float" office:value="0.721527778" calcext:value-type="float">
            <text:p>0.721527778</text:p>
          </table:table-cell>
          <table:table-cell office:value-type="float" office:value="0.635149573" calcext:value-type="float">
            <text:p>0.635149573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544210526" calcext:value-type="float">
            <text:p>0.544210526</text:p>
          </table:table-cell>
          <table:table-cell office:value-type="float" office:value="0.510416667" calcext:value-type="float">
            <text:p>0.510416667</text:p>
          </table:table-cell>
          <table:table-cell office:value-type="float" office:value="0.390465465" calcext:value-type="float">
            <text:p>0.390465465</text:p>
          </table:table-cell>
          <table:table-cell office:value-type="float" office:value="0.560595927" calcext:value-type="float">
            <text:p>0.5605959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ntinuant</text:p>
          </table:table-cell>
          <table:table-cell office:value-type="float" office:value="0.635149573" calcext:value-type="float">
            <text:p>0.635149573</text:p>
          </table:table-cell>
          <table:table-cell table:number-columns-repeated="4"/>
          <table:table-cell office:value-type="string" calcext:value-type="string">
            <text:p>phones_dictio_10</text:p>
          </table:table-cell>
          <table:table-cell office:value-type="float" office:value="0.585416667" calcext:value-type="float">
            <text:p>0.585416667</text:p>
          </table:table-cell>
          <table:table-cell office:value-type="float" office:value="0.499465812" calcext:value-type="float">
            <text:p>0.499465812</text:p>
          </table:table-cell>
          <table:table-cell office:value-type="float" office:value="0.361805556" calcext:value-type="float">
            <text:p>0.361805556</text:p>
          </table:table-cell>
          <table:table-cell office:value-type="float" office:value="0.533421053" calcext:value-type="float">
            <text:p>0.533421053</text:p>
          </table:table-cell>
          <table:table-cell office:value-type="float" office:value="0.750694444" calcext:value-type="float">
            <text:p>0.750694444</text:p>
          </table:table-cell>
          <table:table-cell office:value-type="float" office:value="0.458333333" calcext:value-type="float">
            <text:p>0.458333333</text:p>
          </table:table-cell>
          <table:table-cell office:value-type="float" office:value="0.531522811" calcext:value-type="float">
            <text:p>0.5315228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4"/>
          <table:table-cell office:value-type="string" calcext:value-type="string">
            <text:p>phones_dictio_15</text:p>
          </table:table-cell>
          <table:table-cell office:value-type="float" office:value="0.520138889" calcext:value-type="float">
            <text:p>0.520138889</text:p>
          </table:table-cell>
          <table:table-cell office:value-type="float" office:value="0.512820513" calcext:value-type="float">
            <text:p>0.512820513</text:p>
          </table:table-cell>
          <table:table-cell office:value-type="float" office:value="0.349305556" calcext:value-type="float">
            <text:p>0.349305556</text:p>
          </table:table-cell>
          <table:table-cell office:value-type="float" office:value="0.491842105" calcext:value-type="float">
            <text:p>0.491842105</text:p>
          </table:table-cell>
          <table:table-cell office:value-type="float" office:value="0.482638889" calcext:value-type="float">
            <text:p>0.482638889</text:p>
          </table:table-cell>
          <table:table-cell office:value-type="float" office:value="0.580855856" calcext:value-type="float">
            <text:p>0.580855856</text:p>
          </table:table-cell>
          <table:table-cell office:value-type="float" office:value="0.489600301" calcext:value-type="float">
            <text:p>0.4896003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coronal_labial</text:p>
          </table:table-cell>
          <table:table-cell office:value-type="float" office:value="0.544210526" calcext:value-type="float">
            <text:p>0.544210526</text:p>
          </table:table-cell>
          <table:table-cell table:number-columns-repeated="4"/>
          <table:table-cell office:value-type="string" calcext:value-type="string">
            <text:p>phones_dictio_20</text:p>
          </table:table-cell>
          <table:table-cell office:value-type="float" office:value="0.504861111" calcext:value-type="float">
            <text:p>0.504861111</text:p>
          </table:table-cell>
          <table:table-cell office:value-type="float" office:value="0.509081197" calcext:value-type="float">
            <text:p>0.509081197</text:p>
          </table:table-cell>
          <table:table-cell office:value-type="float" office:value="0.45625" calcext:value-type="float">
            <text:p>0.45625</text:p>
          </table:table-cell>
          <table:table-cell office:value-type="float" office:value="0.545" calcext:value-type="float">
            <text:p>0.545</text:p>
          </table:table-cell>
          <table:table-cell office:value-type="float" office:value="0.554861111" calcext:value-type="float">
            <text:p>0.554861111</text:p>
          </table:table-cell>
          <table:table-cell office:value-type="float" office:value="0.642417417" calcext:value-type="float">
            <text:p>0.642417417</text:p>
          </table:table-cell>
          <table:table-cell office:value-type="float" office:value="0.535411806" calcext:value-type="float">
            <text:p>0.53541180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labial_dorsal</text:p>
          </table:table-cell>
          <table:table-cell office:value-type="float" office:value="0.510416667" calcext:value-type="float">
            <text:p>0.510416667</text:p>
          </table:table-cell>
          <table:table-cell table:number-columns-repeated="4"/>
          <table:table-cell office:value-type="string" calcext:value-type="string">
            <text:p>phones_dictio_25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496794872" calcext:value-type="float">
            <text:p>0.496794872</text:p>
          </table:table-cell>
          <table:table-cell office:value-type="float" office:value="0.540972222" calcext:value-type="float">
            <text:p>0.540972222</text:p>
          </table:table-cell>
          <table:table-cell office:value-type="float" office:value="0.617368421" calcext:value-type="float">
            <text:p>0.617368421</text:p>
          </table:table-cell>
          <table:table-cell office:value-type="float" office:value="0.659027778" calcext:value-type="float">
            <text:p>0.659027778</text:p>
          </table:table-cell>
          <table:table-cell office:value-type="float" office:value="0.68460961" calcext:value-type="float">
            <text:p>0.68460961</text:p>
          </table:table-cell>
          <table:table-cell office:value-type="float" office:value="0.603614928" calcext:value-type="float">
            <text:p>0.60361492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hones_dictio_5</text:p>
          </table:table-cell>
          <table:table-cell office:value-type="string" calcext:value-type="string">
            <text:p>voice</text:p>
          </table:table-cell>
          <table:table-cell office:value-type="float" office:value="0.390465465" calcext:value-type="float">
            <text:p>0.390465465</text:p>
          </table:table-cell>
          <table:table-cell table:number-columns-repeated="4"/>
          <table:table-cell office:value-type="string" calcext:value-type="string">
            <text:p>phones_dictio_30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509615385" calcext:value-type="float">
            <text:p>0.509615385</text:p>
          </table:table-cell>
          <table:table-cell office:value-type="float" office:value="0.663194444" calcext:value-type="float">
            <text:p>0.663194444</text:p>
          </table:table-cell>
          <table:table-cell office:value-type="float" office:value="0.621578947" calcext:value-type="float">
            <text:p>0.621578947</text:p>
          </table:table-cell>
          <table:table-cell office:value-type="float" office:value="0.652083333" calcext:value-type="float">
            <text:p>0.652083333</text:p>
          </table:table-cell>
          <table:table-cell office:value-type="float" office:value="0.661786787" calcext:value-type="float">
            <text:p>0.661786787</text:p>
          </table:table-cell>
          <table:table-cell office:value-type="float" office:value="0.621862594" calcext:value-type="float">
            <text:p>0.621862594</text:p>
          </table:table-cell>
          <table:table-cell office:value-type="float" office:value="0.557101395" calcext:value-type="float">
            <text:p>0.5571013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nasal</text:p>
          </table:table-cell>
          <table:table-cell office:value-type="float" office:value="0.585416667" calcext:value-type="float">
            <text:p>0.585416667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ntinuant</text:p>
          </table:table-cell>
          <table:table-cell office:value-type="float" office:value="0.499465812" calcext:value-type="float">
            <text:p>0.499465812</text:p>
          </table:table-cell>
          <table:table-cell table:number-columns-repeated="4"/>
          <table:table-cell office:value-type="string" calcext:value-type="string">
            <text:p>phones_real_5</text:p>
          </table:table-cell>
          <table:table-cell office:value-type="float" office:value="0.878472222" calcext:value-type="float">
            <text:p>0.878472222</text:p>
          </table:table-cell>
          <table:table-cell office:value-type="float" office:value="0.632478632" calcext:value-type="float">
            <text:p>0.632478632</text:p>
          </table:table-cell>
          <table:table-cell office:value-type="float" office:value="0.804166667" calcext:value-type="float">
            <text:p>0.804166667</text:p>
          </table:table-cell>
          <table:table-cell office:value-type="float" office:value="0.797631579" calcext:value-type="float">
            <text:p>0.797631579</text:p>
          </table:table-cell>
          <table:table-cell office:value-type="float" office:value="0.936805556" calcext:value-type="float">
            <text:p>0.936805556</text:p>
          </table:table-cell>
          <table:table-cell office:value-type="float" office:value="0.382807808" calcext:value-type="float">
            <text:p>0.382807808</text:p>
          </table:table-cell>
          <table:table-cell office:value-type="float" office:value="0.738727077" calcext:value-type="float">
            <text:p>0.73872707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dorsal</text:p>
          </table:table-cell>
          <table:table-cell office:value-type="float" office:value="0.361805556" calcext:value-type="float">
            <text:p>0.361805556</text:p>
          </table:table-cell>
          <table:table-cell table:number-columns-repeated="4"/>
          <table:table-cell office:value-type="string" calcext:value-type="string">
            <text:p>phones_real_10</text:p>
          </table:table-cell>
          <table:table-cell office:value-type="float" office:value="0.754861111" calcext:value-type="float">
            <text:p>0.754861111</text:p>
          </table:table-cell>
          <table:table-cell office:value-type="float" office:value="0.567307692" calcext:value-type="float">
            <text:p>0.567307692</text:p>
          </table:table-cell>
          <table:table-cell office:value-type="float" office:value="0.554861111" calcext:value-type="float">
            <text:p>0.554861111</text:p>
          </table:table-cell>
          <table:table-cell office:value-type="float" office:value="0.690526316" calcext:value-type="float">
            <text:p>0.690526316</text:p>
          </table:table-cell>
          <table:table-cell office:value-type="float" office:value="0.84375" calcext:value-type="float">
            <text:p>0.84375</text:p>
          </table:table-cell>
          <table:table-cell office:value-type="float" office:value="0.726501502" calcext:value-type="float">
            <text:p>0.726501502</text:p>
          </table:table-cell>
          <table:table-cell office:value-type="float" office:value="0.689634622" calcext:value-type="float">
            <text:p>0.6896346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coronal_labial</text:p>
          </table:table-cell>
          <table:table-cell office:value-type="float" office:value="0.533421053" calcext:value-type="float">
            <text:p>0.533421053</text:p>
          </table:table-cell>
          <table:table-cell table:number-columns-repeated="4"/>
          <table:table-cell office:value-type="string" calcext:value-type="string">
            <text:p>phones_real_15</text:p>
          </table:table-cell>
          <table:table-cell office:value-type="float" office:value="0.695138889" calcext:value-type="float">
            <text:p>0.695138889</text:p>
          </table:table-cell>
          <table:table-cell office:value-type="float" office:value="0.59241453" calcext:value-type="float">
            <text:p>0.59241453</text:p>
          </table:table-cell>
          <table:table-cell office:value-type="float" office:value="0.763194444" calcext:value-type="float">
            <text:p>0.763194444</text:p>
          </table:table-cell>
          <table:table-cell office:value-type="float" office:value="0.693684211" calcext:value-type="float">
            <text:p>0.693684211</text:p>
          </table:table-cell>
          <table:table-cell office:value-type="float" office:value="0.854861111" calcext:value-type="float">
            <text:p>0.854861111</text:p>
          </table:table-cell>
          <table:table-cell office:value-type="float" office:value="0.749474474" calcext:value-type="float">
            <text:p>0.749474474</text:p>
          </table:table-cell>
          <table:table-cell office:value-type="float" office:value="0.72479461" calcext:value-type="float">
            <text:p>0.7247946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labial_dorsal</text:p>
          </table:table-cell>
          <table:table-cell office:value-type="float" office:value="0.750694444" calcext:value-type="float">
            <text:p>0.750694444</text:p>
          </table:table-cell>
          <table:table-cell table:number-columns-repeated="4"/>
          <table:table-cell office:value-type="string" calcext:value-type="string">
            <text:p>phones_real_20</text:p>
          </table:table-cell>
          <table:table-cell office:value-type="float" office:value="0.784027778" calcext:value-type="float">
            <text:p>0.784027778</text:p>
          </table:table-cell>
          <table:table-cell office:value-type="float" office:value="0.583333333" calcext:value-type="float">
            <text:p>0.583333333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85263158" calcext:value-type="float">
            <text:p>0.685263158</text:p>
          </table:table-cell>
          <table:table-cell office:value-type="float" office:value="0.857638889" calcext:value-type="float">
            <text:p>0.857638889</text:p>
          </table:table-cell>
          <table:table-cell office:value-type="float" office:value="0.723498498" calcext:value-type="float">
            <text:p>0.723498498</text:p>
          </table:table-cell>
          <table:table-cell office:value-type="float" office:value="0.737224165" calcext:value-type="float">
            <text:p>0.73722416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hones_dictio_10</text:p>
          </table:table-cell>
          <table:table-cell office:value-type="string" calcext:value-type="string">
            <text:p>voice</text:p>
          </table:table-cell>
          <table:table-cell office:value-type="float" office:value="0.458333333" calcext:value-type="float">
            <text:p>0.458333333</text:p>
          </table:table-cell>
          <table:table-cell table:number-columns-repeated="4"/>
          <table:table-cell office:value-type="string" calcext:value-type="string">
            <text:p>phones_real_25</text:p>
          </table:table-cell>
          <table:table-cell office:value-type="float" office:value="0.774305556" calcext:value-type="float">
            <text:p>0.774305556</text:p>
          </table:table-cell>
          <table:table-cell office:value-type="float" office:value="0.601495726" calcext:value-type="float">
            <text:p>0.601495726</text:p>
          </table:table-cell>
          <table:table-cell office:value-type="float" office:value="0.796527778" calcext:value-type="float">
            <text:p>0.796527778</text:p>
          </table:table-cell>
          <table:table-cell office:value-type="float" office:value="0.669210526" calcext:value-type="float">
            <text:p>0.669210526</text:p>
          </table:table-cell>
          <table:table-cell office:value-type="float" office:value="0.863194444" calcext:value-type="float">
            <text:p>0.863194444</text:p>
          </table:table-cell>
          <table:table-cell office:value-type="float" office:value="0.718843844" calcext:value-type="float">
            <text:p>0.718843844</text:p>
          </table:table-cell>
          <table:table-cell office:value-type="float" office:value="0.737262979" calcext:value-type="float">
            <text:p>0.73726297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nasal</text:p>
          </table:table-cell>
          <table:table-cell office:value-type="float" office:value="0.520138889" calcext:value-type="float">
            <text:p>0.520138889</text:p>
          </table:table-cell>
          <table:table-cell table:number-columns-repeated="4"/>
          <table:table-cell office:value-type="string" calcext:value-type="string">
            <text:p>phones_real_30</text:p>
          </table:table-cell>
          <table:table-cell office:value-type="float" office:value="0.78125" calcext:value-type="float">
            <text:p>0.78125</text:p>
          </table:table-cell>
          <table:table-cell office:value-type="float" office:value="0.642628205" calcext:value-type="float">
            <text:p>0.642628205</text:p>
          </table:table-cell>
          <table:table-cell office:value-type="float" office:value="0.815972222" calcext:value-type="float">
            <text:p>0.815972222</text:p>
          </table:table-cell>
          <table:table-cell office:value-type="float" office:value="0.711842105" calcext:value-type="float">
            <text:p>0.711842105</text:p>
          </table:table-cell>
          <table:table-cell office:value-type="float" office:value="0.870138889" calcext:value-type="float">
            <text:p>0.870138889</text:p>
          </table:table-cell>
          <table:table-cell office:value-type="float" office:value="0.663288288" calcext:value-type="float">
            <text:p>0.663288288</text:p>
          </table:table-cell>
          <table:table-cell office:value-type="float" office:value="0.747519952" calcext:value-type="float">
            <text:p>0.747519952</text:p>
          </table:table-cell>
          <table:table-cell office:value-type="float" office:value="0.729193901" calcext:value-type="float">
            <text:p>0.7291939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ntinuant</text:p>
          </table:table-cell>
          <table:table-cell office:value-type="float" office:value="0.512820513" calcext:value-type="float">
            <text:p>0.512820513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dorsal</text:p>
          </table:table-cell>
          <table:table-cell office:value-type="float" office:value="0.349305556" calcext:value-type="float">
            <text:p>0.349305556</text:p>
          </table:table-cell>
          <table:table-cell table:number-columns-repeated="4"/>
          <table:table-cell office:value-type="string" calcext:value-type="string">
            <text:p>phones_#_dictio_5</text:p>
          </table:table-cell>
          <table:table-cell office:value-type="float" office:value="0.667361111" calcext:value-type="float">
            <text:p>0.667361111</text:p>
          </table:table-cell>
          <table:table-cell office:value-type="float" office:value="0.698183761" calcext:value-type="float">
            <text:p>0.698183761</text:p>
          </table:table-cell>
          <table:table-cell office:value-type="float" office:value="0.349305556" calcext:value-type="float">
            <text:p>0.349305556</text:p>
          </table:table-cell>
          <table:table-cell office:value-type="float" office:value="0.523157895" calcext:value-type="float">
            <text:p>0.523157895</text:p>
          </table:table-cell>
          <table:table-cell office:value-type="float" office:value="0.588194444" calcext:value-type="float">
            <text:p>0.588194444</text:p>
          </table:table-cell>
          <table:table-cell office:value-type="float" office:value="0.537912913" calcext:value-type="float">
            <text:p>0.537912913</text:p>
          </table:table-cell>
          <table:table-cell office:value-type="float" office:value="0.560685947" calcext:value-type="float">
            <text:p>0.56068594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coronal_labial</text:p>
          </table:table-cell>
          <table:table-cell office:value-type="float" office:value="0.491842105" calcext:value-type="float">
            <text:p>0.491842105</text:p>
          </table:table-cell>
          <table:table-cell table:number-columns-repeated="4"/>
          <table:table-cell office:value-type="string" calcext:value-type="string">
            <text:p>phones_#_dictio_10</text:p>
          </table:table-cell>
          <table:table-cell office:value-type="float" office:value="0.575694444" calcext:value-type="float">
            <text:p>0.575694444</text:p>
          </table:table-cell>
          <table:table-cell office:value-type="float" office:value="0.466880342" calcext:value-type="float">
            <text:p>0.466880342</text:p>
          </table:table-cell>
          <table:table-cell office:value-type="float" office:value="0.38125" calcext:value-type="float">
            <text:p>0.38125</text:p>
          </table:table-cell>
          <table:table-cell office:value-type="float" office:value="0.563421053" calcext:value-type="float">
            <text:p>0.563421053</text:p>
          </table:table-cell>
          <table:table-cell office:value-type="float" office:value="0.829861111" calcext:value-type="float">
            <text:p>0.829861111</text:p>
          </table:table-cell>
          <table:table-cell office:value-type="float" office:value="0.53521021" calcext:value-type="float">
            <text:p>0.53521021</text:p>
          </table:table-cell>
          <table:table-cell office:value-type="float" office:value="0.558719527" calcext:value-type="float">
            <text:p>0.55871952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labial_dorsal</text:p>
          </table:table-cell>
          <table:table-cell office:value-type="float" office:value="0.482638889" calcext:value-type="float">
            <text:p>0.482638889</text:p>
          </table:table-cell>
          <table:table-cell table:number-columns-repeated="4"/>
          <table:table-cell office:value-type="string" calcext:value-type="string">
            <text:p>phones_#_dictio_15</text:p>
          </table:table-cell>
          <table:table-cell office:value-type="float" office:value="0.520138889" calcext:value-type="float">
            <text:p>0.520138889</text:p>
          </table:table-cell>
          <table:table-cell office:value-type="float" office:value="0.589209402" calcext:value-type="float">
            <text:p>0.589209402</text:p>
          </table:table-cell>
          <table:table-cell office:value-type="float" office:value="0.428472222" calcext:value-type="float">
            <text:p>0.428472222</text:p>
          </table:table-cell>
          <table:table-cell office:value-type="float" office:value="0.621842105" calcext:value-type="float">
            <text:p>0.621842105</text:p>
          </table:table-cell>
          <table:table-cell office:value-type="float" office:value="0.639583333" calcext:value-type="float">
            <text:p>0.639583333</text:p>
          </table:table-cell>
          <table:table-cell office:value-type="float" office:value="0.660585586" calcext:value-type="float">
            <text:p>0.660585586</text:p>
          </table:table-cell>
          <table:table-cell office:value-type="float" office:value="0.57663859" calcext:value-type="float">
            <text:p>0.5766385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hones_dictio_15</text:p>
          </table:table-cell>
          <table:table-cell office:value-type="string" calcext:value-type="string">
            <text:p>voice</text:p>
          </table:table-cell>
          <table:table-cell office:value-type="float" office:value="0.580855856" calcext:value-type="float">
            <text:p>0.580855856</text:p>
          </table:table-cell>
          <table:table-cell table:number-columns-repeated="4"/>
          <table:table-cell office:value-type="string" calcext:value-type="string">
            <text:p>phones_#_dictio_20</text:p>
          </table:table-cell>
          <table:table-cell office:value-type="float" office:value="0.536805556" calcext:value-type="float">
            <text:p>0.536805556</text:p>
          </table:table-cell>
          <table:table-cell office:value-type="float" office:value="0.558226496" calcext:value-type="float">
            <text:p>0.558226496</text:p>
          </table:table-cell>
          <table:table-cell office:value-type="float" office:value="0.482638889" calcext:value-type="float">
            <text:p>0.482638889</text:p>
          </table:table-cell>
          <table:table-cell office:value-type="float" office:value="0.607368421" calcext:value-type="float">
            <text:p>0.607368421</text:p>
          </table:table-cell>
          <table:table-cell office:value-type="float" office:value="0.617361111" calcext:value-type="float">
            <text:p>0.617361111</text:p>
          </table:table-cell>
          <table:table-cell office:value-type="float" office:value="0.666441441" calcext:value-type="float">
            <text:p>0.666441441</text:p>
          </table:table-cell>
          <table:table-cell office:value-type="float" office:value="0.578140319" calcext:value-type="float">
            <text:p>0.57814031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nasal</text:p>
          </table:table-cell>
          <table:table-cell office:value-type="float" office:value="0.504861111" calcext:value-type="float">
            <text:p>0.504861111</text:p>
          </table:table-cell>
          <table:table-cell table:number-columns-repeated="4"/>
          <table:table-cell office:value-type="string" calcext:value-type="string">
            <text:p>phones_#_dictio_25</text:p>
          </table:table-cell>
          <table:table-cell office:value-type="float" office:value="0.486805556" calcext:value-type="float">
            <text:p>0.486805556</text:p>
          </table:table-cell>
          <table:table-cell office:value-type="float" office:value="0.633547009" calcext:value-type="float">
            <text:p>0.633547009</text:p>
          </table:table-cell>
          <table:table-cell office:value-type="float" office:value="0.574305556" calcext:value-type="float">
            <text:p>0.574305556</text:p>
          </table:table-cell>
          <table:table-cell office:value-type="float" office:value="0.560263158" calcext:value-type="float">
            <text:p>0.560263158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701876877" calcext:value-type="float">
            <text:p>0.701876877</text:p>
          </table:table-cell>
          <table:table-cell office:value-type="float" office:value="0.586433952" calcext:value-type="float">
            <text:p>0.5864339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ntinuant</text:p>
          </table:table-cell>
          <table:table-cell office:value-type="float" office:value="0.509081197" calcext:value-type="float">
            <text:p>0.509081197</text:p>
          </table:table-cell>
          <table:table-cell table:number-columns-repeated="4"/>
          <table:table-cell office:value-type="string" calcext:value-type="string">
            <text:p>phones_#_dictio_30</text:p>
          </table:table-cell>
          <table:table-cell office:value-type="float" office:value="0.613194444" calcext:value-type="float">
            <text:p>0.613194444</text:p>
          </table:table-cell>
          <table:table-cell office:value-type="float" office:value="0.558760684" calcext:value-type="float">
            <text:p>0.558760684</text:p>
          </table:table-cell>
          <table:table-cell office:value-type="float" office:value="0.552083333" calcext:value-type="float">
            <text:p>0.552083333</text:p>
          </table:table-cell>
          <table:table-cell office:value-type="float" office:value="0.583684211" calcext:value-type="float">
            <text:p>0.583684211</text:p>
          </table:table-cell>
          <table:table-cell office:value-type="float" office:value="0.728472222" calcext:value-type="float">
            <text:p>0.728472222</text:p>
          </table:table-cell>
          <table:table-cell office:value-type="float" office:value="0.669744745" calcext:value-type="float">
            <text:p>0.669744745</text:p>
          </table:table-cell>
          <table:table-cell office:value-type="float" office:value="0.617656607" calcext:value-type="float">
            <text:p>0.617656607</text:p>
          </table:table-cell>
          <table:table-cell office:value-type="float" office:value="0.57971249" calcext:value-type="float">
            <text:p>0.5797124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dorsal</text:p>
          </table:table-cell>
          <table:table-cell office:value-type="float" office:value="0.45625" calcext:value-type="float">
            <text:p>0.45625</text:p>
          </table:table-cell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coronal_labial</text:p>
          </table:table-cell>
          <table:table-cell office:value-type="float" office:value="0.545" calcext:value-type="float">
            <text:p>0.545</text:p>
          </table:table-cell>
          <table:table-cell table:number-columns-repeated="4"/>
          <table:table-cell office:value-type="string" calcext:value-type="string">
            <text:p>phones_#_real_5</text:p>
          </table:table-cell>
          <table:table-cell office:value-type="float" office:value="0.645138889" calcext:value-type="float">
            <text:p>0.645138889</text:p>
          </table:table-cell>
          <table:table-cell office:value-type="float" office:value="0.566239316" calcext:value-type="float">
            <text:p>0.566239316</text:p>
          </table:table-cell>
          <table:table-cell office:value-type="float" office:value="0.432638889" calcext:value-type="float">
            <text:p>0.432638889</text:p>
          </table:table-cell>
          <table:table-cell office:value-type="float" office:value="0.677894737" calcext:value-type="float">
            <text:p>0.677894737</text:p>
          </table:table-cell>
          <table:table-cell office:value-type="float" office:value="0.872916667" calcext:value-type="float">
            <text:p>0.872916667</text:p>
          </table:table-cell>
          <table:table-cell office:value-type="float" office:value="0.502477477" calcext:value-type="float">
            <text:p>0.502477477</text:p>
          </table:table-cell>
          <table:table-cell office:value-type="float" office:value="0.616217663" calcext:value-type="float">
            <text:p>0.61621766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labial_dorsal</text:p>
          </table:table-cell>
          <table:table-cell office:value-type="float" office:value="0.554861111" calcext:value-type="float">
            <text:p>0.554861111</text:p>
          </table:table-cell>
          <table:table-cell table:number-columns-repeated="4"/>
          <table:table-cell office:value-type="string" calcext:value-type="string">
            <text:p>phones_#_real_10</text:p>
          </table:table-cell>
          <table:table-cell office:value-type="float" office:value="0.860416667" calcext:value-type="float">
            <text:p>0.860416667</text:p>
          </table:table-cell>
          <table:table-cell office:value-type="float" office:value="0.519230769" calcext:value-type="float">
            <text:p>0.519230769</text:p>
          </table:table-cell>
          <table:table-cell office:value-type="float" office:value="0.484027778" calcext:value-type="float">
            <text:p>0.484027778</text:p>
          </table:table-cell>
          <table:table-cell office:value-type="float" office:value="0.662631579" calcext:value-type="float">
            <text:p>0.662631579</text:p>
          </table:table-cell>
          <table:table-cell office:value-type="float" office:value="0.839583333" calcext:value-type="float">
            <text:p>0.839583333</text:p>
          </table:table-cell>
          <table:table-cell office:value-type="float" office:value="0.480405405" calcext:value-type="float">
            <text:p>0.480405405</text:p>
          </table:table-cell>
          <table:table-cell office:value-type="float" office:value="0.641049255" calcext:value-type="float">
            <text:p>0.64104925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hones_dictio_20</text:p>
          </table:table-cell>
          <table:table-cell office:value-type="string" calcext:value-type="string">
            <text:p>voice</text:p>
          </table:table-cell>
          <table:table-cell office:value-type="float" office:value="0.642417417" calcext:value-type="float">
            <text:p>0.642417417</text:p>
          </table:table-cell>
          <table:table-cell table:number-columns-repeated="4"/>
          <table:table-cell office:value-type="string" calcext:value-type="string">
            <text:p>phones_#_real_15</text:p>
          </table:table-cell>
          <table:table-cell office:value-type="float" office:value="0.686805556" calcext:value-type="float">
            <text:p>0.686805556</text:p>
          </table:table-cell>
          <table:table-cell office:value-type="float" office:value="0.650641026" calcext:value-type="float">
            <text:p>0.650641026</text:p>
          </table:table-cell>
          <table:table-cell office:value-type="float" office:value="0.428472222" calcext:value-type="float">
            <text:p>0.428472222</text:p>
          </table:table-cell>
          <table:table-cell office:value-type="float" office:value="0.611578947" calcext:value-type="float">
            <text:p>0.611578947</text:p>
          </table:table-cell>
          <table:table-cell office:value-type="float" office:value="0.83125" calcext:value-type="float">
            <text:p>0.83125</text:p>
          </table:table-cell>
          <table:table-cell office:value-type="float" office:value="0.63536036" calcext:value-type="float">
            <text:p>0.63536036</text:p>
          </table:table-cell>
          <table:table-cell office:value-type="float" office:value="0.640684685" calcext:value-type="float">
            <text:p>0.64068468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nasal</text:p>
          </table:table-cell>
          <table:table-cell office:value-type="float" office:value="0.622916667" calcext:value-type="float">
            <text:p>0.622916667</text:p>
          </table:table-cell>
          <table:table-cell table:number-columns-repeated="4"/>
          <table:table-cell office:value-type="string" calcext:value-type="string">
            <text:p>phones_#_real_20</text:p>
          </table:table-cell>
          <table:table-cell office:value-type="float" office:value="0.672916667" calcext:value-type="float">
            <text:p>0.672916667</text:p>
          </table:table-cell>
          <table:table-cell office:value-type="float" office:value="0.668269231" calcext:value-type="float">
            <text:p>0.668269231</text:p>
          </table:table-cell>
          <table:table-cell office:value-type="float" office:value="0.607638889" calcext:value-type="float">
            <text:p>0.607638889</text:p>
          </table:table-cell>
          <table:table-cell office:value-type="float" office:value="0.620789474" calcext:value-type="float">
            <text:p>0.620789474</text:p>
          </table:table-cell>
          <table:table-cell office:value-type="float" office:value="0.85625" calcext:value-type="float">
            <text:p>0.85625</text:p>
          </table:table-cell>
          <table:table-cell office:value-type="float" office:value="0.617792793" calcext:value-type="float">
            <text:p>0.617792793</text:p>
          </table:table-cell>
          <table:table-cell office:value-type="float" office:value="0.673942842" calcext:value-type="float">
            <text:p>0.67394284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ntinuant</text:p>
          </table:table-cell>
          <table:table-cell office:value-type="float" office:value="0.496794872" calcext:value-type="float">
            <text:p>0.496794872</text:p>
          </table:table-cell>
          <table:table-cell table:number-columns-repeated="4"/>
          <table:table-cell office:value-type="string" calcext:value-type="string">
            <text:p>phones_#_real_25</text:p>
          </table:table-cell>
          <table:table-cell office:value-type="float" office:value="0.567361111" calcext:value-type="float">
            <text:p>0.567361111</text:p>
          </table:table-cell>
          <table:table-cell office:value-type="float" office:value="0.696581197" calcext:value-type="float">
            <text:p>0.696581197</text:p>
          </table:table-cell>
          <table:table-cell office:value-type="float" office:value="0.715972222" calcext:value-type="float">
            <text:p>0.715972222</text:p>
          </table:table-cell>
          <table:table-cell office:value-type="float" office:value="0.621315789" calcext:value-type="float">
            <text:p>0.621315789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03378378" calcext:value-type="float">
            <text:p>0.603378378</text:p>
          </table:table-cell>
          <table:table-cell office:value-type="float" office:value="0.665698672" calcext:value-type="float">
            <text:p>0.66569867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dorsal</text:p>
          </table:table-cell>
          <table:table-cell office:value-type="float" office:value="0.540972222" calcext:value-type="float">
            <text:p>0.540972222</text:p>
          </table:table-cell>
          <table:table-cell table:number-columns-repeated="4"/>
          <table:table-cell office:value-type="string" calcext:value-type="string">
            <text:p>phones_#_real_30</text:p>
          </table:table-cell>
          <table:table-cell office:value-type="float" office:value="0.671527778" calcext:value-type="float">
            <text:p>0.671527778</text:p>
          </table:table-cell>
          <table:table-cell office:value-type="float" office:value="0.688568376" calcext:value-type="float">
            <text:p>0.688568376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611842105" calcext:value-type="float">
            <text:p>0.611842105</text:p>
          </table:table-cell>
          <table:table-cell office:value-type="float" office:value="0.803472222" calcext:value-type="float">
            <text:p>0.803472222</text:p>
          </table:table-cell>
          <table:table-cell office:value-type="float" office:value="0.60548048" calcext:value-type="float">
            <text:p>0.60548048</text:p>
          </table:table-cell>
          <table:table-cell office:value-type="float" office:value="0.657116086" calcext:value-type="float">
            <text:p>0.657116086</text:p>
          </table:table-cell>
          <table:table-cell office:value-type="float" office:value="0.649118201" calcext:value-type="float">
            <text:p>0.64911820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coronal_labial</text:p>
          </table:table-cell>
          <table:table-cell office:value-type="float" office:value="0.617368421" calcext:value-type="float">
            <text:p>0.617368421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labial_dorsal</text:p>
          </table:table-cell>
          <table:table-cell office:value-type="float" office:value="0.659027778" calcext:value-type="float">
            <text:p>0.659027778</text:p>
          </table:table-cell>
          <table:table-cell table:number-columns-repeated="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hones_dictio_25</text:p>
          </table:table-cell>
          <table:table-cell office:value-type="string" calcext:value-type="string">
            <text:p>voice</text:p>
          </table:table-cell>
          <table:table-cell office:value-type="float" office:value="0.68460961" calcext:value-type="float">
            <text:p>0.68460961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nasal</text:p>
          </table:table-cell>
          <table:table-cell office:value-type="float" office:value="0.622916667" calcext:value-type="float">
            <text:p>0.622916667</text:p>
          </table:table-cell>
          <table:table-cell table:number-columns-repeated="5"/>
          <table:table-cell office:value-type="string" calcext:value-type="string">
            <text:p>nasal</text:p>
          </table:table-cell>
          <table:table-cell office:value-type="string" calcext:value-type="string">
            <text:p>continuant</text:p>
          </table:table-cell>
          <table:table-cell office:value-type="string" calcext:value-type="string">
            <text:p>coronal_dorsal</text:p>
          </table:table-cell>
          <table:table-cell office:value-type="string" calcext:value-type="string">
            <text:p>coronal_labial</text:p>
          </table:table-cell>
          <table:table-cell office:value-type="string" calcext:value-type="string">
            <text:p>labial_dorsal</text:p>
          </table:table-cell>
          <table:table-cell office:value-type="string" calcext:value-type="string">
            <text:p>voic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ntinuant</text:p>
          </table:table-cell>
          <table:table-cell office:value-type="float" office:value="0.509615385" calcext:value-type="float">
            <text:p>0.509615385</text:p>
          </table:table-cell>
          <table:table-cell table:number-columns-repeated="4"/>
          <table:table-cell office:value-type="string" calcext:value-type="string">
            <text:p>phones_dictio_25</text:p>
          </table:table-cell>
          <table:table-cell office:value-type="float" office:value="0.622916667" calcext:value-type="float">
            <text:p>0.622916667</text:p>
          </table:table-cell>
          <table:table-cell office:value-type="float" office:value="0.496794872" calcext:value-type="float">
            <text:p>0.496794872</text:p>
          </table:table-cell>
          <table:table-cell office:value-type="float" office:value="0.540972222" calcext:value-type="float">
            <text:p>0.540972222</text:p>
          </table:table-cell>
          <table:table-cell office:value-type="float" office:value="0.617368421" calcext:value-type="float">
            <text:p>0.617368421</text:p>
          </table:table-cell>
          <table:table-cell office:value-type="float" office:value="0.659027778" calcext:value-type="float">
            <text:p>0.659027778</text:p>
          </table:table-cell>
          <table:table-cell office:value-type="float" office:value="0.68460961" calcext:value-type="float">
            <text:p>0.68460961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dorsal</text:p>
          </table:table-cell>
          <table:table-cell office:value-type="float" office:value="0.663194444" calcext:value-type="float">
            <text:p>0.663194444</text:p>
          </table:table-cell>
          <table:table-cell table:number-columns-repeated="4"/>
          <table:table-cell office:value-type="string" calcext:value-type="string">
            <text:p>phones_real_25</text:p>
          </table:table-cell>
          <table:table-cell office:value-type="float" office:value="0.774305556" calcext:value-type="float">
            <text:p>0.774305556</text:p>
          </table:table-cell>
          <table:table-cell office:value-type="float" office:value="0.601495726" calcext:value-type="float">
            <text:p>0.601495726</text:p>
          </table:table-cell>
          <table:table-cell office:value-type="float" office:value="0.796527778" calcext:value-type="float">
            <text:p>0.796527778</text:p>
          </table:table-cell>
          <table:table-cell office:value-type="float" office:value="0.669210526" calcext:value-type="float">
            <text:p>0.669210526</text:p>
          </table:table-cell>
          <table:table-cell office:value-type="float" office:value="0.863194444" calcext:value-type="float">
            <text:p>0.863194444</text:p>
          </table:table-cell>
          <table:table-cell office:value-type="float" office:value="0.718843844" calcext:value-type="float">
            <text:p>0.718843844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coronal_labial</text:p>
          </table:table-cell>
          <table:table-cell office:value-type="float" office:value="0.621578947" calcext:value-type="float">
            <text:p>0.621578947</text:p>
          </table:table-cell>
          <table:table-cell table:number-columns-repeated="4"/>
          <table:table-cell table:style-name="ce1" office:value-type="string" calcext:value-type="string">
            <text:p>Skipgram</text:p>
          </table:table-cell>
          <table:table-cell table:style-name="ce1" office:value-type="float" office:value="0.5029762" calcext:value-type="float">
            <text:p>0.5029762</text:p>
          </table:table-cell>
          <table:table-cell table:style-name="ce1" office:value-type="float" office:value="0.4858889" calcext:value-type="float">
            <text:p>0.4858889</text:p>
          </table:table-cell>
          <table:table-cell table:style-name="ce1" office:value-type="float" office:value="0.8204365" calcext:value-type="float">
            <text:p>0.8204365</text:p>
          </table:table-cell>
          <table:table-cell table:style-name="ce1" office:value-type="float" office:value="0.7292308" calcext:value-type="float">
            <text:p>0.7292308</text:p>
          </table:table-cell>
          <table:table-cell table:style-name="ce1" office:value-type="float" office:value="0.860119" calcext:value-type="float">
            <text:p>0.860119</text:p>
          </table:table-cell>
          <table:table-cell table:style-name="ce1" office:value-type="float" office:value="0.6392432" calcext:value-type="float">
            <text:p>0.639243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labial_dorsal</text:p>
          </table:table-cell>
          <table:table-cell office:value-type="float" office:value="0.652083333" calcext:value-type="float">
            <text:p>0.652083333</text:p>
          </table:table-cell>
          <table:table-cell table:number-columns-repeated="4"/>
          <table:table-cell table:style-name="ce2"/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hones_dictio_30</text:p>
          </table:table-cell>
          <table:table-cell office:value-type="string" calcext:value-type="string">
            <text:p>voice</text:p>
          </table:table-cell>
          <table:table-cell office:value-type="float" office:value="0.661786787" calcext:value-type="float">
            <text:p>0.661786787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nasal</text:p>
          </table:table-cell>
          <table:table-cell office:value-type="float" office:value="0.878472222" calcext:value-type="float">
            <text:p>0.878472222</text:p>
          </table:table-cell>
          <table:table-cell table:number-columns-repeated="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ntinuant</text:p>
          </table:table-cell>
          <table:table-cell office:value-type="float" office:value="0.632478632" calcext:value-type="float">
            <text:p>0.632478632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dorsal</text:p>
          </table:table-cell>
          <table:table-cell office:value-type="float" office:value="0.804166667" calcext:value-type="float">
            <text:p>0.804166667</text:p>
          </table:table-cell>
          <table:table-cell table:number-columns-repeated="4"/>
          <table:table-cell office:value-type="string" calcext:value-type="string">
            <text:p>phones_#_dictio_25</text:p>
          </table:table-cell>
          <table:table-cell office:value-type="float" office:value="0.486805556" calcext:value-type="float">
            <text:p>0.486805556</text:p>
          </table:table-cell>
          <table:table-cell office:value-type="float" office:value="0.633547009" calcext:value-type="float">
            <text:p>0.633547009</text:p>
          </table:table-cell>
          <table:table-cell office:value-type="float" office:value="0.574305556" calcext:value-type="float">
            <text:p>0.574305556</text:p>
          </table:table-cell>
          <table:table-cell office:value-type="float" office:value="0.560263158" calcext:value-type="float">
            <text:p>0.560263158</text:p>
          </table:table-cell>
          <table:table-cell office:value-type="float" office:value="0.561805556" calcext:value-type="float">
            <text:p>0.561805556</text:p>
          </table:table-cell>
          <table:table-cell office:value-type="float" office:value="0.701876877" calcext:value-type="float">
            <text:p>0.70187687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coronal_labial</text:p>
          </table:table-cell>
          <table:table-cell office:value-type="float" office:value="0.797631579" calcext:value-type="float">
            <text:p>0.797631579</text:p>
          </table:table-cell>
          <table:table-cell table:number-columns-repeated="4"/>
          <table:table-cell office:value-type="string" calcext:value-type="string">
            <text:p>phones_#_real_25</text:p>
          </table:table-cell>
          <table:table-cell office:value-type="float" office:value="0.567361111" calcext:value-type="float">
            <text:p>0.567361111</text:p>
          </table:table-cell>
          <table:table-cell office:value-type="float" office:value="0.696581197" calcext:value-type="float">
            <text:p>0.696581197</text:p>
          </table:table-cell>
          <table:table-cell office:value-type="float" office:value="0.715972222" calcext:value-type="float">
            <text:p>0.715972222</text:p>
          </table:table-cell>
          <table:table-cell office:value-type="float" office:value="0.621315789" calcext:value-type="float">
            <text:p>0.621315789</text:p>
          </table:table-cell>
          <table:table-cell office:value-type="float" office:value="0.789583333" calcext:value-type="float">
            <text:p>0.789583333</text:p>
          </table:table-cell>
          <table:table-cell office:value-type="float" office:value="0.603378378" calcext:value-type="float">
            <text:p>0.603378378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labial_dorsal</text:p>
          </table:table-cell>
          <table:table-cell office:value-type="float" office:value="0.936805556" calcext:value-type="float">
            <text:p>0.936805556</text:p>
          </table:table-cell>
          <table:table-cell table:number-columns-repeated="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hones_real_5</text:p>
          </table:table-cell>
          <table:table-cell office:value-type="string" calcext:value-type="string">
            <text:p>voice</text:p>
          </table:table-cell>
          <table:table-cell office:value-type="float" office:value="0.382807808" calcext:value-type="float">
            <text:p>0.382807808</text:p>
          </table:table-cell>
          <table:table-cell table:number-columns-repeated="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nasal</text:p>
          </table:table-cell>
          <table:table-cell office:value-type="float" office:value="0.754861111" calcext:value-type="float">
            <text:p>0.754861111</text:p>
          </table:table-cell>
          <table:table-cell table:number-columns-repeated="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ntinuant</text:p>
          </table:table-cell>
          <table:table-cell office:value-type="float" office:value="0.567307692" calcext:value-type="float">
            <text:p>0.567307692</text:p>
          </table:table-cell>
          <table:table-cell table:number-columns-repeated="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dorsal</text:p>
          </table:table-cell>
          <table:table-cell office:value-type="float" office:value="0.554861111" calcext:value-type="float">
            <text:p>0.554861111</text:p>
          </table:table-cell>
          <table:table-cell table:number-columns-repeated="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coronal_labial</text:p>
          </table:table-cell>
          <table:table-cell office:value-type="float" office:value="0.690526316" calcext:value-type="float">
            <text:p>0.690526316</text:p>
          </table:table-cell>
          <table:table-cell table:number-columns-repeated="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labial_dorsal</text:p>
          </table:table-cell>
          <table:table-cell office:value-type="float" office:value="0.84375" calcext:value-type="float">
            <text:p>0.84375</text:p>
          </table:table-cell>
          <table:table-cell table:number-columns-repeated="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hones_real_10</text:p>
          </table:table-cell>
          <table:table-cell office:value-type="string" calcext:value-type="string">
            <text:p>voice</text:p>
          </table:table-cell>
          <table:table-cell office:value-type="float" office:value="0.726501502" calcext:value-type="float">
            <text:p>0.726501502</text:p>
          </table:table-cell>
          <table:table-cell table:number-columns-repeated="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nasal</text:p>
          </table:table-cell>
          <table:table-cell office:value-type="float" office:value="0.695138889" calcext:value-type="float">
            <text:p>0.695138889</text:p>
          </table:table-cell>
          <table:table-cell table:number-columns-repeated="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ntinuant</text:p>
          </table:table-cell>
          <table:table-cell office:value-type="float" office:value="0.59241453" calcext:value-type="float">
            <text:p>0.59241453</text:p>
          </table:table-cell>
          <table:table-cell table:number-columns-repeated="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dorsal</text:p>
          </table:table-cell>
          <table:table-cell office:value-type="float" office:value="0.763194444" calcext:value-type="float">
            <text:p>0.763194444</text:p>
          </table:table-cell>
          <table:table-cell table:number-columns-repeated="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coronal_labial</text:p>
          </table:table-cell>
          <table:table-cell office:value-type="float" office:value="0.693684211" calcext:value-type="float">
            <text:p>0.693684211</text:p>
          </table:table-cell>
          <table:table-cell table:number-columns-repeated="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labial_dorsal</text:p>
          </table:table-cell>
          <table:table-cell office:value-type="float" office:value="0.854861111" calcext:value-type="float">
            <text:p>0.854861111</text:p>
          </table:table-cell>
          <table:table-cell table:number-columns-repeated="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ones_real_15</text:p>
          </table:table-cell>
          <table:table-cell office:value-type="string" calcext:value-type="string">
            <text:p>voice</text:p>
          </table:table-cell>
          <table:table-cell office:value-type="float" office:value="0.749474474" calcext:value-type="float">
            <text:p>0.749474474</text:p>
          </table:table-cell>
          <table:table-cell table:number-columns-repeated="1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nasal</text:p>
          </table:table-cell>
          <table:table-cell office:value-type="float" office:value="0.784027778" calcext:value-type="float">
            <text:p>0.784027778</text:p>
          </table:table-cell>
          <table:table-cell table:number-columns-repeated="1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ntinuant</text:p>
          </table:table-cell>
          <table:table-cell office:value-type="float" office:value="0.583333333" calcext:value-type="float">
            <text:p>0.583333333</text:p>
          </table:table-cell>
          <table:table-cell table:number-columns-repeated="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dorsal</text:p>
          </table:table-cell>
          <table:table-cell office:value-type="float" office:value="0.789583333" calcext:value-type="float">
            <text:p>0.789583333</text:p>
          </table:table-cell>
          <table:table-cell table:number-columns-repeated="1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coronal_labial</text:p>
          </table:table-cell>
          <table:table-cell office:value-type="float" office:value="0.685263158" calcext:value-type="float">
            <text:p>0.685263158</text:p>
          </table:table-cell>
          <table:table-cell table:number-columns-repeated="1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labial_dorsal</text:p>
          </table:table-cell>
          <table:table-cell office:value-type="float" office:value="0.857638889" calcext:value-type="float">
            <text:p>0.857638889</text:p>
          </table:table-cell>
          <table:table-cell table:number-columns-repeated="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hones_real_20</text:p>
          </table:table-cell>
          <table:table-cell office:value-type="string" calcext:value-type="string">
            <text:p>voice</text:p>
          </table:table-cell>
          <table:table-cell office:value-type="float" office:value="0.723498498" calcext:value-type="float">
            <text:p>0.723498498</text:p>
          </table:table-cell>
          <table:table-cell table:number-columns-repeated="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nasal</text:p>
          </table:table-cell>
          <table:table-cell office:value-type="float" office:value="0.774305556" calcext:value-type="float">
            <text:p>0.774305556</text:p>
          </table:table-cell>
          <table:table-cell table:number-columns-repeated="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ntinuant</text:p>
          </table:table-cell>
          <table:table-cell office:value-type="float" office:value="0.601495726" calcext:value-type="float">
            <text:p>0.601495726</text:p>
          </table:table-cell>
          <table:table-cell table:number-columns-repeated="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dorsal</text:p>
          </table:table-cell>
          <table:table-cell office:value-type="float" office:value="0.796527778" calcext:value-type="float">
            <text:p>0.796527778</text:p>
          </table:table-cell>
          <table:table-cell table:number-columns-repeated="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coronal_labial</text:p>
          </table:table-cell>
          <table:table-cell office:value-type="float" office:value="0.669210526" calcext:value-type="float">
            <text:p>0.669210526</text:p>
          </table:table-cell>
          <table:table-cell table:number-columns-repeated="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labial_dorsal</text:p>
          </table:table-cell>
          <table:table-cell office:value-type="float" office:value="0.863194444" calcext:value-type="float">
            <text:p>0.863194444</text:p>
          </table:table-cell>
          <table:table-cell table:number-columns-repeated="1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phones_real_25</text:p>
          </table:table-cell>
          <table:table-cell office:value-type="string" calcext:value-type="string">
            <text:p>voice</text:p>
          </table:table-cell>
          <table:table-cell office:value-type="float" office:value="0.718843844" calcext:value-type="float">
            <text:p>0.718843844</text:p>
          </table:table-cell>
          <table:table-cell table:number-columns-repeated="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nasal</text:p>
          </table:table-cell>
          <table:table-cell office:value-type="float" office:value="0.78125" calcext:value-type="float">
            <text:p>0.78125</text:p>
          </table:table-cell>
          <table:table-cell table:number-columns-repeated="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ntinuant</text:p>
          </table:table-cell>
          <table:table-cell office:value-type="float" office:value="0.642628205" calcext:value-type="float">
            <text:p>0.642628205</text:p>
          </table:table-cell>
          <table:table-cell table:number-columns-repeated="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dorsal</text:p>
          </table:table-cell>
          <table:table-cell office:value-type="float" office:value="0.815972222" calcext:value-type="float">
            <text:p>0.815972222</text:p>
          </table:table-cell>
          <table:table-cell table:number-columns-repeated="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coronal_labial</text:p>
          </table:table-cell>
          <table:table-cell office:value-type="float" office:value="0.711842105" calcext:value-type="float">
            <text:p>0.711842105</text:p>
          </table:table-cell>
          <table:table-cell table:number-columns-repeated="1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labial_dorsal</text:p>
          </table:table-cell>
          <table:table-cell office:value-type="float" office:value="0.870138889" calcext:value-type="float">
            <text:p>0.870138889</text:p>
          </table:table-cell>
          <table:table-cell table:number-columns-repeated="1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hones_real_30</text:p>
          </table:table-cell>
          <table:table-cell office:value-type="string" calcext:value-type="string">
            <text:p>voice</text:p>
          </table:table-cell>
          <table:table-cell office:value-type="float" office:value="0.663288288" calcext:value-type="float">
            <text:p>0.663288288</text:p>
          </table:table-cell>
          <table:table-cell table:number-columns-repeated="1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nasal</text:p>
          </table:table-cell>
          <table:table-cell office:value-type="float" office:value="0.667361111" calcext:value-type="float">
            <text:p>0.667361111</text:p>
          </table:table-cell>
          <table:table-cell table:number-columns-repeated="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ntinuant</text:p>
          </table:table-cell>
          <table:table-cell office:value-type="float" office:value="0.698183761" calcext:value-type="float">
            <text:p>0.698183761</text:p>
          </table:table-cell>
          <table:table-cell table:number-columns-repeated="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ronal_dorsal</text:p>
          </table:table-cell>
          <table:table-cell office:value-type="float" office:value="0.349305556" calcext:value-type="float">
            <text:p>0.349305556</text:p>
          </table:table-cell>
          <table:table-cell table:number-columns-repeated="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coronal_labial</text:p>
          </table:table-cell>
          <table:table-cell office:value-type="float" office:value="0.523157895" calcext:value-type="float">
            <text:p>0.523157895</text:p>
          </table:table-cell>
          <table:table-cell table:number-columns-repeated="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labial_dorsal</text:p>
          </table:table-cell>
          <table:table-cell office:value-type="float" office:value="0.588194444" calcext:value-type="float">
            <text:p>0.588194444</text:p>
          </table:table-cell>
          <table:table-cell table:number-columns-repeated="1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phones_#_dictio_5</text:p>
          </table:table-cell>
          <table:table-cell office:value-type="string" calcext:value-type="string">
            <text:p>voice</text:p>
          </table:table-cell>
          <table:table-cell office:value-type="float" office:value="0.537912913" calcext:value-type="float">
            <text:p>0.537912913</text:p>
          </table:table-cell>
          <table:table-cell table:number-columns-repeated="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nasal</text:p>
          </table:table-cell>
          <table:table-cell office:value-type="float" office:value="0.575694444" calcext:value-type="float">
            <text:p>0.575694444</text:p>
          </table:table-cell>
          <table:table-cell table:number-columns-repeated="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ntinuant</text:p>
          </table:table-cell>
          <table:table-cell office:value-type="float" office:value="0.466880342" calcext:value-type="float">
            <text:p>0.466880342</text:p>
          </table:table-cell>
          <table:table-cell table:number-columns-repeated="1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ronal_dorsal</text:p>
          </table:table-cell>
          <table:table-cell office:value-type="float" office:value="0.38125" calcext:value-type="float">
            <text:p>0.38125</text:p>
          </table:table-cell>
          <table:table-cell table:number-columns-repeated="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coronal_labial</text:p>
          </table:table-cell>
          <table:table-cell office:value-type="float" office:value="0.563421053" calcext:value-type="float">
            <text:p>0.563421053</text:p>
          </table:table-cell>
          <table:table-cell table:number-columns-repeated="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labial_dorsal</text:p>
          </table:table-cell>
          <table:table-cell office:value-type="float" office:value="0.829861111" calcext:value-type="float">
            <text:p>0.829861111</text:p>
          </table:table-cell>
          <table:table-cell table:number-columns-repeated="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phones_#_dictio_10</text:p>
          </table:table-cell>
          <table:table-cell office:value-type="string" calcext:value-type="string">
            <text:p>voice</text:p>
          </table:table-cell>
          <table:table-cell office:value-type="float" office:value="0.53521021" calcext:value-type="float">
            <text:p>0.53521021</text:p>
          </table:table-cell>
          <table:table-cell table:number-columns-repeated="1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nasal</text:p>
          </table:table-cell>
          <table:table-cell office:value-type="float" office:value="0.520138889" calcext:value-type="float">
            <text:p>0.520138889</text:p>
          </table:table-cell>
          <table:table-cell table:number-columns-repeated="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ntinuant</text:p>
          </table:table-cell>
          <table:table-cell office:value-type="float" office:value="0.589209402" calcext:value-type="float">
            <text:p>0.589209402</text:p>
          </table:table-cell>
          <table:table-cell table:number-columns-repeated="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dorsal</text:p>
          </table:table-cell>
          <table:table-cell office:value-type="float" office:value="0.428472222" calcext:value-type="float">
            <text:p>0.428472222</text:p>
          </table:table-cell>
          <table:table-cell table:number-columns-repeated="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coronal_labial</text:p>
          </table:table-cell>
          <table:table-cell office:value-type="float" office:value="0.621842105" calcext:value-type="float">
            <text:p>0.621842105</text:p>
          </table:table-cell>
          <table:table-cell table:number-columns-repeated="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labial_dorsal</text:p>
          </table:table-cell>
          <table:table-cell office:value-type="float" office:value="0.639583333" calcext:value-type="float">
            <text:p>0.639583333</text:p>
          </table:table-cell>
          <table:table-cell table:number-columns-repeated="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hones_#_dictio_15</text:p>
          </table:table-cell>
          <table:table-cell office:value-type="string" calcext:value-type="string">
            <text:p>voice</text:p>
          </table:table-cell>
          <table:table-cell office:value-type="float" office:value="0.660585586" calcext:value-type="float">
            <text:p>0.660585586</text:p>
          </table:table-cell>
          <table:table-cell table:number-columns-repeated="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nasal</text:p>
          </table:table-cell>
          <table:table-cell office:value-type="float" office:value="0.536805556" calcext:value-type="float">
            <text:p>0.536805556</text:p>
          </table:table-cell>
          <table:table-cell table:number-columns-repeated="1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ntinuant</text:p>
          </table:table-cell>
          <table:table-cell office:value-type="float" office:value="0.558226496" calcext:value-type="float">
            <text:p>0.558226496</text:p>
          </table:table-cell>
          <table:table-cell table:number-columns-repeated="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dorsal</text:p>
          </table:table-cell>
          <table:table-cell office:value-type="float" office:value="0.482638889" calcext:value-type="float">
            <text:p>0.482638889</text:p>
          </table:table-cell>
          <table:table-cell table:number-columns-repeated="1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coronal_labial</text:p>
          </table:table-cell>
          <table:table-cell office:value-type="float" office:value="0.607368421" calcext:value-type="float">
            <text:p>0.607368421</text:p>
          </table:table-cell>
          <table:table-cell table:number-columns-repeated="1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labial_dorsal</text:p>
          </table:table-cell>
          <table:table-cell office:value-type="float" office:value="0.617361111" calcext:value-type="float">
            <text:p>0.617361111</text:p>
          </table:table-cell>
          <table:table-cell table:number-columns-repeated="1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phones_#_dictio_20</text:p>
          </table:table-cell>
          <table:table-cell office:value-type="string" calcext:value-type="string">
            <text:p>voice</text:p>
          </table:table-cell>
          <table:table-cell office:value-type="float" office:value="0.666441441" calcext:value-type="float">
            <text:p>0.666441441</text:p>
          </table:table-cell>
          <table:table-cell table:number-columns-repeated="1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nasal</text:p>
          </table:table-cell>
          <table:table-cell office:value-type="float" office:value="0.486805556" calcext:value-type="float">
            <text:p>0.486805556</text:p>
          </table:table-cell>
          <table:table-cell table:number-columns-repeated="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ntinuant</text:p>
          </table:table-cell>
          <table:table-cell office:value-type="float" office:value="0.633547009" calcext:value-type="float">
            <text:p>0.633547009</text:p>
          </table:table-cell>
          <table:table-cell table:number-columns-repeated="1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dorsal</text:p>
          </table:table-cell>
          <table:table-cell office:value-type="float" office:value="0.574305556" calcext:value-type="float">
            <text:p>0.574305556</text:p>
          </table:table-cell>
          <table:table-cell table:number-columns-repeated="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coronal_labial</text:p>
          </table:table-cell>
          <table:table-cell office:value-type="float" office:value="0.560263158" calcext:value-type="float">
            <text:p>0.560263158</text:p>
          </table:table-cell>
          <table:table-cell table:number-columns-repeated="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labi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1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hones_#_dictio_25</text:p>
          </table:table-cell>
          <table:table-cell office:value-type="string" calcext:value-type="string">
            <text:p>voice</text:p>
          </table:table-cell>
          <table:table-cell office:value-type="float" office:value="0.701876877" calcext:value-type="float">
            <text:p>0.701876877</text:p>
          </table:table-cell>
          <table:table-cell table:number-columns-repeated="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nasal</text:p>
          </table:table-cell>
          <table:table-cell office:value-type="float" office:value="0.613194444" calcext:value-type="float">
            <text:p>0.613194444</text:p>
          </table:table-cell>
          <table:table-cell table:number-columns-repeated="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ntinuant</text:p>
          </table:table-cell>
          <table:table-cell office:value-type="float" office:value="0.558760684" calcext:value-type="float">
            <text:p>0.558760684</text:p>
          </table:table-cell>
          <table:table-cell table:number-columns-repeated="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dorsal</text:p>
          </table:table-cell>
          <table:table-cell office:value-type="float" office:value="0.552083333" calcext:value-type="float">
            <text:p>0.552083333</text:p>
          </table:table-cell>
          <table:table-cell table:number-columns-repeated="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coronal_labial</text:p>
          </table:table-cell>
          <table:table-cell office:value-type="float" office:value="0.583684211" calcext:value-type="float">
            <text:p>0.583684211</text:p>
          </table:table-cell>
          <table:table-cell table:number-columns-repeated="1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labial_dorsal</text:p>
          </table:table-cell>
          <table:table-cell office:value-type="float" office:value="0.728472222" calcext:value-type="float">
            <text:p>0.728472222</text:p>
          </table:table-cell>
          <table:table-cell table:number-columns-repeated="1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phones_#_dictio_30</text:p>
          </table:table-cell>
          <table:table-cell office:value-type="string" calcext:value-type="string">
            <text:p>voice</text:p>
          </table:table-cell>
          <table:table-cell office:value-type="float" office:value="0.669744745" calcext:value-type="float">
            <text:p>0.669744745</text:p>
          </table:table-cell>
          <table:table-cell table:number-columns-repeated="1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nasal</text:p>
          </table:table-cell>
          <table:table-cell office:value-type="float" office:value="0.645138889" calcext:value-type="float">
            <text:p>0.645138889</text:p>
          </table:table-cell>
          <table:table-cell table:number-columns-repeated="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ntinuant</text:p>
          </table:table-cell>
          <table:table-cell office:value-type="float" office:value="0.566239316" calcext:value-type="float">
            <text:p>0.566239316</text:p>
          </table:table-cell>
          <table:table-cell table:number-columns-repeated="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dorsal</text:p>
          </table:table-cell>
          <table:table-cell office:value-type="float" office:value="0.432638889" calcext:value-type="float">
            <text:p>0.432638889</text:p>
          </table:table-cell>
          <table:table-cell table:number-columns-repeated="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coronal_labial</text:p>
          </table:table-cell>
          <table:table-cell office:value-type="float" office:value="0.677894737" calcext:value-type="float">
            <text:p>0.677894737</text:p>
          </table:table-cell>
          <table:table-cell table:number-columns-repeated="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labial_dorsal</text:p>
          </table:table-cell>
          <table:table-cell office:value-type="float" office:value="0.872916667" calcext:value-type="float">
            <text:p>0.872916667</text:p>
          </table:table-cell>
          <table:table-cell table:number-columns-repeated="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phones_#_real_5</text:p>
          </table:table-cell>
          <table:table-cell office:value-type="string" calcext:value-type="string">
            <text:p>voice</text:p>
          </table:table-cell>
          <table:table-cell office:value-type="float" office:value="0.502477477" calcext:value-type="float">
            <text:p>0.502477477</text:p>
          </table:table-cell>
          <table:table-cell table:number-columns-repeated="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nasal</text:p>
          </table:table-cell>
          <table:table-cell office:value-type="float" office:value="0.860416667" calcext:value-type="float">
            <text:p>0.860416667</text:p>
          </table:table-cell>
          <table:table-cell table:number-columns-repeated="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ntinuant</text:p>
          </table:table-cell>
          <table:table-cell office:value-type="float" office:value="0.519230769" calcext:value-type="float">
            <text:p>0.519230769</text:p>
          </table:table-cell>
          <table:table-cell table:number-columns-repeated="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dorsal</text:p>
          </table:table-cell>
          <table:table-cell office:value-type="float" office:value="0.484027778" calcext:value-type="float">
            <text:p>0.484027778</text:p>
          </table:table-cell>
          <table:table-cell table:number-columns-repeated="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coronal_labial</text:p>
          </table:table-cell>
          <table:table-cell office:value-type="float" office:value="0.662631579" calcext:value-type="float">
            <text:p>0.662631579</text:p>
          </table:table-cell>
          <table:table-cell table:number-columns-repeated="1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labial_dorsal</text:p>
          </table:table-cell>
          <table:table-cell office:value-type="float" office:value="0.839583333" calcext:value-type="float">
            <text:p>0.839583333</text:p>
          </table:table-cell>
          <table:table-cell table:number-columns-repeated="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phones_#_real_10</text:p>
          </table:table-cell>
          <table:table-cell office:value-type="string" calcext:value-type="string">
            <text:p>voice</text:p>
          </table:table-cell>
          <table:table-cell office:value-type="float" office:value="0.480405405" calcext:value-type="float">
            <text:p>0.480405405</text:p>
          </table:table-cell>
          <table:table-cell table:number-columns-repeated="1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nasal</text:p>
          </table:table-cell>
          <table:table-cell office:value-type="float" office:value="0.686805556" calcext:value-type="float">
            <text:p>0.686805556</text:p>
          </table:table-cell>
          <table:table-cell table:number-columns-repeated="1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ntinuant</text:p>
          </table:table-cell>
          <table:table-cell office:value-type="float" office:value="0.650641026" calcext:value-type="float">
            <text:p>0.650641026</text:p>
          </table:table-cell>
          <table:table-cell table:number-columns-repeated="1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dorsal</text:p>
          </table:table-cell>
          <table:table-cell office:value-type="float" office:value="0.428472222" calcext:value-type="float">
            <text:p>0.428472222</text:p>
          </table:table-cell>
          <table:table-cell table:number-columns-repeated="1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coronal_labial</text:p>
          </table:table-cell>
          <table:table-cell office:value-type="float" office:value="0.611578947" calcext:value-type="float">
            <text:p>0.611578947</text:p>
          </table:table-cell>
          <table:table-cell table:number-columns-repeated="1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labial_dorsal</text:p>
          </table:table-cell>
          <table:table-cell office:value-type="float" office:value="0.83125" calcext:value-type="float">
            <text:p>0.83125</text:p>
          </table:table-cell>
          <table:table-cell table:number-columns-repeated="1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phones_#_real_15</text:p>
          </table:table-cell>
          <table:table-cell office:value-type="string" calcext:value-type="string">
            <text:p>voice</text:p>
          </table:table-cell>
          <table:table-cell office:value-type="float" office:value="0.63536036" calcext:value-type="float">
            <text:p>0.63536036</text:p>
          </table:table-cell>
          <table:table-cell table:number-columns-repeated="1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nasal</text:p>
          </table:table-cell>
          <table:table-cell office:value-type="float" office:value="0.672916667" calcext:value-type="float">
            <text:p>0.672916667</text:p>
          </table:table-cell>
          <table:table-cell table:number-columns-repeated="1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ntinuant</text:p>
          </table:table-cell>
          <table:table-cell office:value-type="float" office:value="0.668269231" calcext:value-type="float">
            <text:p>0.668269231</text:p>
          </table:table-cell>
          <table:table-cell table:number-columns-repeated="1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dorsal</text:p>
          </table:table-cell>
          <table:table-cell office:value-type="float" office:value="0.607638889" calcext:value-type="float">
            <text:p>0.607638889</text:p>
          </table:table-cell>
          <table:table-cell table:number-columns-repeated="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coronal_labial</text:p>
          </table:table-cell>
          <table:table-cell office:value-type="float" office:value="0.620789474" calcext:value-type="float">
            <text:p>0.620789474</text:p>
          </table:table-cell>
          <table:table-cell table:number-columns-repeated="1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labial_dorsal</text:p>
          </table:table-cell>
          <table:table-cell office:value-type="float" office:value="0.85625" calcext:value-type="float">
            <text:p>0.85625</text:p>
          </table:table-cell>
          <table:table-cell table:number-columns-repeated="1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phones_#_real_20</text:p>
          </table:table-cell>
          <table:table-cell office:value-type="string" calcext:value-type="string">
            <text:p>voice</text:p>
          </table:table-cell>
          <table:table-cell office:value-type="float" office:value="0.617792793" calcext:value-type="float">
            <text:p>0.617792793</text:p>
          </table:table-cell>
          <table:table-cell table:number-columns-repeated="1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nasal</text:p>
          </table:table-cell>
          <table:table-cell office:value-type="float" office:value="0.567361111" calcext:value-type="float">
            <text:p>0.567361111</text:p>
          </table:table-cell>
          <table:table-cell table:number-columns-repeated="1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ntinuant</text:p>
          </table:table-cell>
          <table:table-cell office:value-type="float" office:value="0.696581197" calcext:value-type="float">
            <text:p>0.696581197</text:p>
          </table:table-cell>
          <table:table-cell table:number-columns-repeated="1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dorsal</text:p>
          </table:table-cell>
          <table:table-cell office:value-type="float" office:value="0.715972222" calcext:value-type="float">
            <text:p>0.715972222</text:p>
          </table:table-cell>
          <table:table-cell table:number-columns-repeated="1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coronal_labial</text:p>
          </table:table-cell>
          <table:table-cell office:value-type="float" office:value="0.621315789" calcext:value-type="float">
            <text:p>0.621315789</text:p>
          </table:table-cell>
          <table:table-cell table:number-columns-repeated="1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labial_dorsal</text:p>
          </table:table-cell>
          <table:table-cell office:value-type="float" office:value="0.789583333" calcext:value-type="float">
            <text:p>0.789583333</text:p>
          </table:table-cell>
          <table:table-cell table:number-columns-repeated="1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phones_#_real_25</text:p>
          </table:table-cell>
          <table:table-cell office:value-type="string" calcext:value-type="string">
            <text:p>voice</text:p>
          </table:table-cell>
          <table:table-cell office:value-type="float" office:value="0.603378378" calcext:value-type="float">
            <text:p>0.603378378</text:p>
          </table:table-cell>
          <table:table-cell table:number-columns-repeated="1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nasal</text:p>
          </table:table-cell>
          <table:table-cell office:value-type="float" office:value="0.671527778" calcext:value-type="float">
            <text:p>0.671527778</text:p>
          </table:table-cell>
          <table:table-cell table:number-columns-repeated="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ntinuant</text:p>
          </table:table-cell>
          <table:table-cell office:value-type="float" office:value="0.688568376" calcext:value-type="float">
            <text:p>0.688568376</text:p>
          </table:table-cell>
          <table:table-cell table:number-columns-repeated="1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dorsal</text:p>
          </table:table-cell>
          <table:table-cell office:value-type="float" office:value="0.561805556" calcext:value-type="float">
            <text:p>0.561805556</text:p>
          </table:table-cell>
          <table:table-cell table:number-columns-repeated="1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coronal_labial</text:p>
          </table:table-cell>
          <table:table-cell office:value-type="float" office:value="0.611842105" calcext:value-type="float">
            <text:p>0.611842105</text:p>
          </table:table-cell>
          <table:table-cell table:number-columns-repeated="1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labial_dorsal</text:p>
          </table:table-cell>
          <table:table-cell office:value-type="float" office:value="0.803472222" calcext:value-type="float">
            <text:p>0.803472222</text:p>
          </table:table-cell>
          <table:table-cell table:number-columns-repeated="1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phones_#_real_30</text:p>
          </table:table-cell>
          <table:table-cell office:value-type="string" calcext:value-type="string">
            <text:p>voice</text:p>
          </table:table-cell>
          <table:table-cell office:value-type="float" office:value="0.60548048" calcext:value-type="float">
            <text:p>0.60548048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16:58:58.127214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9T17:10:30.129207540</dc:date>
    <meta:generator>LibreOffice/5.1.4.2$Linux_X86_64 LibreOffice_project/10m0$Build-2</meta:generator>
    <meta:editing-duration>PT1M26S</meta:editing-duration>
    <meta:editing-cycles>4</meta:editing-cycles>
    <meta:document-statistic meta:table-count="1" meta:cell-count="8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835cm" svg:height="11.582cm" xlink:href=".." xlink:type="simple" chart:class="chart:bar" chart:style-name="ch1">
        <chart:title svg:x="4.133cm" svg:y="0.367cm" chart:style-name="ch2">
          <text:p>Archi 1</text:p>
        </chart:title>
        <chart:legend chart:legend-position="end" svg:x="6.222cm" svg:y="4.546cm" style:legend-expansion="high" chart:style-name="ch3"/>
        <chart:plot-area chart:style-name="ch4" table:cell-range-address="Sheet1.J1:Sheet1.O1 Sheet1.I6:Sheet1.O6 Sheet1.I13:Sheet1.O13 Sheet1.I20:Sheet1.O20 Sheet1.I27:Sheet1.O27" chart:data-source-has-labels="both" svg:x="0.196cm" svg:y="1.377cm" svg:width="5.83cm" svg:height="9.974cm">
          <chartooo:coordinate-region svg:x="0.923cm" svg:y="1.377cm" svg:width="5.103cm" svg:height="7.673cm"/>
          <chart:axis chart:dimension="x" chart:name="primary-x" chart:style-name="ch5" chartooo:axis-type="auto">
            <chartooo:date-scale/>
            <chart:categories table:cell-range-address="Sheet1.J1:Sheet1.O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6:Sheet1.O6" chart:label-cell-address="Sheet1.I6:Sheet1.I6" chart:class="chart:bar">
            <chart:data-point chart:repeated="6"/>
          </chart:series>
          <chart:series chart:style-name="ch9" chart:values-cell-range-address="Sheet1.J13:Sheet1.O13" chart:label-cell-address="Sheet1.I13:Sheet1.I13" chart:class="chart:bar">
            <chart:data-point chart:repeated="6"/>
          </chart:series>
          <chart:series chart:style-name="ch10" chart:values-cell-range-address="Sheet1.J20:Sheet1.O20" chart:label-cell-address="Sheet1.I20:Sheet1.I20" chart:class="chart:bar">
            <chart:data-point chart:repeated="6"/>
          </chart:series>
          <chart:series chart:style-name="ch11" chart:values-cell-range-address="Sheet1.J27:Sheet1.O27" chart:label-cell-address="Sheet1.I27:Sheet1.I27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l</text:p>
                <draw:g>
                  <svg:desc>Sheet1.J1:Sheet1.O1</svg:desc>
                </draw:g>
              </table:table-cell>
              <table:table-cell office:value-type="string">
                <text:p>continuant</text:p>
              </table:table-cell>
              <table:table-cell office:value-type="string">
                <text:p>coronal_dorsal</text:p>
              </table:table-cell>
              <table:table-cell office:value-type="string">
                <text:p>coronal_labial</text:p>
              </table:table-cell>
              <table:table-cell office:value-type="string">
                <text:p>labial_dorsal</text:p>
              </table:table-cell>
              <table:table-cell office:value-type="string">
                <text:p>voice</text:p>
              </table:table-cell>
            </table:table-row>
          </table:table-header-rows>
          <table:table-rows>
            <table:table-row>
              <table:table-cell office:value-type="string">
                <text:p>phones_dictio_25</text:p>
                <draw:g>
                  <svg:desc>Sheet1.I6:Sheet1.I6</svg:desc>
                </draw:g>
              </table:table-cell>
              <table:table-cell office:value-type="float" office:value="0.622916667">
                <text:p>0.622916667</text:p>
                <draw:g>
                  <svg:desc>Sheet1.J6:Sheet1.O6</svg:desc>
                </draw:g>
              </table:table-cell>
              <table:table-cell office:value-type="float" office:value="0.496794872">
                <text:p>0.496794872</text:p>
              </table:table-cell>
              <table:table-cell office:value-type="float" office:value="0.540972222">
                <text:p>0.540972222</text:p>
              </table:table-cell>
              <table:table-cell office:value-type="float" office:value="0.617368421">
                <text:p>0.617368421</text:p>
              </table:table-cell>
              <table:table-cell office:value-type="float" office:value="0.659027778">
                <text:p>0.659027778</text:p>
              </table:table-cell>
              <table:table-cell office:value-type="float" office:value="0.68460961">
                <text:p>0.68460961</text:p>
              </table:table-cell>
            </table:table-row>
            <table:table-row>
              <table:table-cell office:value-type="string">
                <text:p>phones_real_25</text:p>
                <draw:g>
                  <svg:desc>Sheet1.I13:Sheet1.I13</svg:desc>
                </draw:g>
              </table:table-cell>
              <table:table-cell office:value-type="float" office:value="0.774305556">
                <text:p>0.774305556</text:p>
                <draw:g>
                  <svg:desc>Sheet1.J13:Sheet1.O13</svg:desc>
                </draw:g>
              </table:table-cell>
              <table:table-cell office:value-type="float" office:value="0.601495726">
                <text:p>0.601495726</text:p>
              </table:table-cell>
              <table:table-cell office:value-type="float" office:value="0.796527778">
                <text:p>0.796527778</text:p>
              </table:table-cell>
              <table:table-cell office:value-type="float" office:value="0.669210526">
                <text:p>0.669210526</text:p>
              </table:table-cell>
              <table:table-cell office:value-type="float" office:value="0.863194444">
                <text:p>0.863194444</text:p>
              </table:table-cell>
              <table:table-cell office:value-type="float" office:value="0.718843844">
                <text:p>0.718843844</text:p>
              </table:table-cell>
            </table:table-row>
            <table:table-row>
              <table:table-cell office:value-type="string">
                <text:p>phones_#_dictio_25</text:p>
                <draw:g>
                  <svg:desc>Sheet1.I20:Sheet1.I20</svg:desc>
                </draw:g>
              </table:table-cell>
              <table:table-cell office:value-type="float" office:value="0.486805556">
                <text:p>0.486805556</text:p>
                <draw:g>
                  <svg:desc>Sheet1.J20:Sheet1.O20</svg:desc>
                </draw:g>
              </table:table-cell>
              <table:table-cell office:value-type="float" office:value="0.633547009">
                <text:p>0.633547009</text:p>
              </table:table-cell>
              <table:table-cell office:value-type="float" office:value="0.574305556">
                <text:p>0.574305556</text:p>
              </table:table-cell>
              <table:table-cell office:value-type="float" office:value="0.560263158">
                <text:p>0.560263158</text:p>
              </table:table-cell>
              <table:table-cell office:value-type="float" office:value="0.561805556">
                <text:p>0.561805556</text:p>
              </table:table-cell>
              <table:table-cell office:value-type="float" office:value="0.701876877">
                <text:p>0.701876877</text:p>
              </table:table-cell>
            </table:table-row>
            <table:table-row>
              <table:table-cell office:value-type="string">
                <text:p>phones_#_real_25</text:p>
                <draw:g>
                  <svg:desc>Sheet1.I27:Sheet1.I27</svg:desc>
                </draw:g>
              </table:table-cell>
              <table:table-cell office:value-type="float" office:value="0.567361111">
                <text:p>0.567361111</text:p>
                <draw:g>
                  <svg:desc>Sheet1.J27:Sheet1.O27</svg:desc>
                </draw:g>
              </table:table-cell>
              <table:table-cell office:value-type="float" office:value="0.696581197">
                <text:p>0.696581197</text:p>
              </table:table-cell>
              <table:table-cell office:value-type="float" office:value="0.715972222">
                <text:p>0.715972222</text:p>
              </table:table-cell>
              <table:table-cell office:value-type="float" office:value="0.621315789">
                <text:p>0.621315789</text:p>
              </table:table-cell>
              <table:table-cell office:value-type="float" office:value="0.789583333">
                <text:p>0.789583333</text:p>
              </table:table-cell>
              <table:table-cell office:value-type="float" office:value="0.603378378">
                <text:p>0.603378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615cm" svg:height="12.273cm" xlink:href=".." xlink:type="simple" chart:class="chart:bar" chart:style-name="ch1">
        <chart:title svg:x="9.023cm" svg:y="0.381cm" chart:style-name="ch2">
          <text:p>Archi 1</text:p>
        </chart:title>
        <chart:legend chart:legend-position="end" svg:x="16.637cm" svg:y="4.592cm" style:legend-expansion="high" chart:style-name="ch3"/>
        <chart:plot-area chart:style-name="ch4" table:cell-range-address="Sheet1.I32:Sheet1.O36" chart:data-source-has-labels="both" svg:x="0.392cm" svg:y="1.405cm" svg:width="15.853cm" svg:height="10.623cm">
          <chartooo:coordinate-region svg:x="1.119cm" svg:y="1.604cm" svg:width="15.126cm" svg:height="9.777cm"/>
          <chart:axis chart:dimension="x" chart:name="primary-x" chart:style-name="ch5" chartooo:axis-type="auto">
            <chartooo:date-scale/>
            <chart:categories table:cell-range-address="Sheet1.I33:Sheet1.I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33:Sheet1.J36" chart:label-cell-address="Sheet1.J32:Sheet1.J32" chart:class="chart:bar">
            <chart:data-point chart:repeated="4"/>
          </chart:series>
          <chart:series chart:style-name="ch9" chart:values-cell-range-address="Sheet1.K33:Sheet1.K36" chart:label-cell-address="Sheet1.K32:Sheet1.K32" chart:class="chart:bar">
            <chart:data-point chart:repeated="4"/>
          </chart:series>
          <chart:series chart:style-name="ch10" chart:values-cell-range-address="Sheet1.L33:Sheet1.L36" chart:label-cell-address="Sheet1.L32:Sheet1.L32" chart:class="chart:bar">
            <chart:data-point chart:repeated="4"/>
          </chart:series>
          <chart:series chart:style-name="ch11" chart:values-cell-range-address="Sheet1.M33:Sheet1.M36" chart:label-cell-address="Sheet1.M32:Sheet1.M32" chart:class="chart:bar">
            <chart:data-point chart:repeated="4"/>
          </chart:series>
          <chart:series chart:style-name="ch12" chart:values-cell-range-address="Sheet1.N33:Sheet1.N36" chart:label-cell-address="Sheet1.N32:Sheet1.N32" chart:class="chart:bar">
            <chart:data-point chart:repeated="4"/>
          </chart:series>
          <chart:series chart:style-name="ch13" chart:values-cell-range-address="Sheet1.O33:Sheet1.O36" chart:label-cell-address="Sheet1.O32:Sheet1.O32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sal</text:p>
                <draw:g>
                  <svg:desc>Sheet1.J32:Sheet1.J32</svg:desc>
                </draw:g>
              </table:table-cell>
              <table:table-cell office:value-type="string">
                <text:p>continuant</text:p>
                <draw:g>
                  <svg:desc>Sheet1.K32:Sheet1.K32</svg:desc>
                </draw:g>
              </table:table-cell>
              <table:table-cell office:value-type="string">
                <text:p>coronal_dorsal</text:p>
                <draw:g>
                  <svg:desc>Sheet1.L32:Sheet1.L32</svg:desc>
                </draw:g>
              </table:table-cell>
              <table:table-cell office:value-type="string">
                <text:p>coronal_labial</text:p>
                <draw:g>
                  <svg:desc>Sheet1.M32:Sheet1.M32</svg:desc>
                </draw:g>
              </table:table-cell>
              <table:table-cell office:value-type="string">
                <text:p>labial_dorsal</text:p>
                <draw:g>
                  <svg:desc>Sheet1.N32:Sheet1.N32</svg:desc>
                </draw:g>
              </table:table-cell>
              <table:table-cell office:value-type="string">
                <text:p>voice</text:p>
                <draw:g>
                  <svg:desc>Sheet1.O32:Sheet1.O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ones_dictio_25</text:p>
                <draw:g>
                  <svg:desc>Sheet1.I33:Sheet1.I36</svg:desc>
                </draw:g>
              </table:table-cell>
              <table:table-cell office:value-type="float" office:value="0.622916667">
                <text:p>0.622916667</text:p>
                <draw:g>
                  <svg:desc>Sheet1.J33:Sheet1.J36</svg:desc>
                </draw:g>
              </table:table-cell>
              <table:table-cell office:value-type="float" office:value="0.496794872">
                <text:p>0.496794872</text:p>
                <draw:g>
                  <svg:desc>Sheet1.K33:Sheet1.K36</svg:desc>
                </draw:g>
              </table:table-cell>
              <table:table-cell office:value-type="float" office:value="0.540972222">
                <text:p>0.540972222</text:p>
                <draw:g>
                  <svg:desc>Sheet1.L33:Sheet1.L36</svg:desc>
                </draw:g>
              </table:table-cell>
              <table:table-cell office:value-type="float" office:value="0.617368421">
                <text:p>0.617368421</text:p>
                <draw:g>
                  <svg:desc>Sheet1.M33:Sheet1.M36</svg:desc>
                </draw:g>
              </table:table-cell>
              <table:table-cell office:value-type="float" office:value="0.659027778">
                <text:p>0.659027778</text:p>
                <draw:g>
                  <svg:desc>Sheet1.N33:Sheet1.N36</svg:desc>
                </draw:g>
              </table:table-cell>
              <table:table-cell office:value-type="float" office:value="0.68460961">
                <text:p>0.68460961</text:p>
                <draw:g>
                  <svg:desc>Sheet1.O33:Sheet1.O36</svg:desc>
                </draw:g>
              </table:table-cell>
            </table:table-row>
            <table:table-row>
              <table:table-cell office:value-type="string">
                <text:p>phones_real_25</text:p>
              </table:table-cell>
              <table:table-cell office:value-type="float" office:value="0.774305556">
                <text:p>0.774305556</text:p>
              </table:table-cell>
              <table:table-cell office:value-type="float" office:value="0.601495726">
                <text:p>0.601495726</text:p>
              </table:table-cell>
              <table:table-cell office:value-type="float" office:value="0.796527778">
                <text:p>0.796527778</text:p>
              </table:table-cell>
              <table:table-cell office:value-type="float" office:value="0.669210526">
                <text:p>0.669210526</text:p>
              </table:table-cell>
              <table:table-cell office:value-type="float" office:value="0.863194444">
                <text:p>0.863194444</text:p>
              </table:table-cell>
              <table:table-cell office:value-type="float" office:value="0.718843844">
                <text:p>0.718843844</text:p>
              </table:table-cell>
            </table:table-row>
            <table:table-row>
              <table:table-cell office:value-type="string">
                <text:p>Skipgram</text:p>
              </table:table-cell>
              <table:table-cell office:value-type="float" office:value="0.5029762">
                <text:p>0.5029762</text:p>
              </table:table-cell>
              <table:table-cell office:value-type="float" office:value="0.4858889">
                <text:p>0.4858889</text:p>
              </table:table-cell>
              <table:table-cell office:value-type="float" office:value="0.8204365">
                <text:p>0.8204365</text:p>
              </table:table-cell>
              <table:table-cell office:value-type="float" office:value="0.7292308">
                <text:p>0.7292308</text:p>
              </table:table-cell>
              <table:table-cell office:value-type="float" office:value="0.860119">
                <text:p>0.860119</text:p>
              </table:table-cell>
              <table:table-cell office:value-type="float" office:value="0.6392432">
                <text:p>0.639243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